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fr" fo:country="FR"/>
    </style:style>
    <style:style style:name="P2" style:family="paragraph" style:parent-style-name="Standard">
      <style:text-properties fo:color="#9933ff" style:font-name="Arial" fo:language="fr" fo:country="FR" fo:font-style="italic" style:font-style-asian="italic" style:font-style-complex="italic"/>
    </style:style>
    <style:style style:name="P3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P4" style:family="paragraph" style:parent-style-name="Standard">
      <style:text-properties officeooo:paragraph-rsid="002630f7"/>
    </style:style>
    <style:style style:name="P5" style:family="paragraph" style:parent-style-name="Standard">
      <style:text-properties style:font-name="Liberation Mono" fo:font-size="10pt" fo:language="fr" fo:country="FR" style:font-size-asian="10pt" style:font-size-complex="10pt"/>
    </style:style>
    <style:style style:name="P6" style:family="paragraph" style:parent-style-name="Standard">
      <style:paragraph-properties fo:margin-top="0.201cm" fo:margin-bottom="0.201cm" loext:contextual-spacing="false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65a99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ff407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3e87d"/>
    </style:style>
    <style:style style:name="P10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47abf"/>
    </style:style>
    <style:style style:name="P11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c8a91"/>
    </style:style>
    <style:style style:name="P12" style:family="paragraph" style:parent-style-name="Standard" style:list-style-name="L3">
      <style:paragraph-properties fo:margin-top="0.201cm" fo:margin-bottom="0.201cm" loext:contextual-spacing="false" fo:text-align="justify" style:justify-single-word="false"/>
      <style:text-properties officeooo:paragraph-rsid="003cbf2f"/>
    </style:style>
    <style:style style:name="P13" style:family="paragraph" style:parent-style-name="Standard" style:list-style-name="L3">
      <style:paragraph-properties fo:margin-top="0.201cm" fo:margin-bottom="0.201cm" loext:contextual-spacing="false"/>
      <style:text-properties officeooo:paragraph-rsid="002ff407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65a99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65a99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8a91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bf2f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335b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9f01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1d5e7"/>
    </style:style>
    <style:style style:name="P21" style:family="paragraph" style:parent-style-name="Footer">
      <style:paragraph-properties fo:text-align="end" style:justify-single-word="false"/>
    </style:style>
    <style:style style:name="T1" style:family="text">
      <style:text-properties fo:color="#000000" style:font-name="Liberation Mono" fo:font-size="10pt" fo:language="fr" fo:country="FR" style:text-underline-style="none" officeooo:rsid="000c385e" style:font-size-asian="10pt" style:font-name-complex="Arial" style:font-size-complex="10pt"/>
    </style:style>
    <style:style style:name="T2" style:family="text">
      <style:text-properties fo:color="#000000" style:font-name="Liberation Mono" fo:font-size="10pt" fo:language="fr" fo:country="FR" style:text-underline-style="none" officeooo:rsid="00265a99" style:font-size-asian="10pt" style:font-name-complex="Arial" style:font-size-complex="10pt"/>
    </style:style>
    <style:style style:name="T3" style:family="text">
      <style:text-properties fo:color="#000000" style:font-name="Liberation Mono" fo:font-size="10pt" fo:language="fr" fo:country="FR" style:text-underline-style="none" officeooo:rsid="00277974" style:font-size-asian="10pt" style:font-name-complex="Arial" style:font-size-complex="10pt"/>
    </style:style>
    <style:style style:name="T4" style:family="text">
      <style:text-properties fo:color="#000000" style:font-name="Liberation Mono" fo:font-size="10pt" fo:language="fr" fo:country="FR" style:text-underline-style="none" officeooo:rsid="002b7913" style:font-size-asian="10pt" style:font-name-complex="Arial" style:font-size-complex="10pt"/>
    </style:style>
    <style:style style:name="T5" style:family="text">
      <style:text-properties fo:color="#000000" style:font-name="Liberation Mono" fo:font-size="10pt" fo:language="fr" fo:country="FR" style:text-underline-style="none" officeooo:rsid="002ff407" style:font-size-asian="10pt" style:font-name-complex="Arial" style:font-size-complex="10pt"/>
    </style:style>
    <style:style style:name="T6" style:family="text">
      <style:text-properties fo:color="#000000" style:font-name="Liberation Mono" fo:font-size="10pt" fo:language="fr" fo:country="FR" style:text-underline-style="none" officeooo:rsid="0030f784" style:font-size-asian="10pt" style:font-name-complex="Arial" style:font-size-complex="10pt"/>
    </style:style>
    <style:style style:name="T7" style:family="text">
      <style:text-properties fo:color="#000000" style:font-name="Liberation Mono" fo:font-size="10pt" fo:language="fr" fo:country="FR" style:text-underline-style="none" officeooo:rsid="0033e87d" style:font-size-asian="10pt" style:font-name-complex="Arial" style:font-size-complex="10pt"/>
    </style:style>
    <style:style style:name="T8" style:family="text">
      <style:text-properties fo:color="#000000" style:font-name="Liberation Mono" fo:font-size="10pt" fo:language="fr" fo:country="FR" style:text-underline-style="none" officeooo:rsid="00347abf" style:font-size-asian="10pt" style:font-name-complex="Arial" style:font-size-complex="10pt"/>
    </style:style>
    <style:style style:name="T9" style:family="text">
      <style:text-properties fo:color="#000000" style:font-name="Liberation Mono" fo:font-size="10pt" fo:language="fr" fo:country="FR" style:text-underline-style="none" officeooo:rsid="0034b72e" style:font-size-asian="10pt" style:font-name-complex="Arial" style:font-size-complex="10pt"/>
    </style:style>
    <style:style style:name="T10" style:family="text">
      <style:text-properties fo:color="#000000" style:font-name="Liberation Mono" fo:font-size="10pt" fo:language="fr" fo:country="FR" style:text-underline-style="none" officeooo:rsid="0034c95e" style:font-size-asian="10pt" style:font-name-complex="Arial" style:font-size-complex="10pt"/>
    </style:style>
    <style:style style:name="T11" style:family="text">
      <style:text-properties fo:color="#000000" style:font-name="Liberation Mono" fo:font-size="10pt" fo:language="fr" fo:country="FR" style:text-underline-style="none" officeooo:rsid="00380553" style:font-size-asian="10pt" style:font-name-complex="Arial" style:font-size-complex="10pt"/>
    </style:style>
    <style:style style:name="T12" style:family="text">
      <style:text-properties fo:color="#000000" style:font-name="Liberation Mono" fo:font-size="10pt" fo:language="fr" fo:country="FR" style:text-underline-style="none" officeooo:rsid="003895e7" style:font-size-asian="10pt" style:font-name-complex="Arial" style:font-size-complex="10pt"/>
    </style:style>
    <style:style style:name="T13" style:family="text">
      <style:text-properties fo:color="#000000" style:font-name="Liberation Mono" fo:font-size="10pt" fo:language="fr" fo:country="FR" style:text-underline-style="none" fo:font-weight="normal" officeooo:rsid="000c385e" style:font-size-asian="10pt" style:font-weight-asian="normal" style:font-name-complex="Arial" style:font-size-complex="10pt" style:font-weight-complex="normal"/>
    </style:style>
    <style:style style:name="T14" style:family="text">
      <style:text-properties fo:color="#000000" style:font-name="Liberation Mono" fo:font-size="10pt" fo:language="fr" fo:country="FR" style:text-underline-style="none" fo:font-weight="normal" officeooo:rsid="003ab7f1" style:font-size-asian="10pt" style:font-weight-asian="normal" style:font-name-complex="Arial" style:font-size-complex="10pt" style:font-weight-complex="normal"/>
    </style:style>
    <style:style style:name="T15" style:family="text">
      <style:text-properties fo:color="#000000" style:font-name="Liberation Mono" fo:font-size="10pt" fo:language="fr" fo:country="FR" style:text-underline-style="solid" style:text-underline-width="auto" style:text-underline-color="font-color" fo:font-weight="bold" officeooo:rsid="000c385e" style:font-size-asian="10pt" style:font-weight-asian="bold" style:font-name-complex="Arial" style:font-size-complex="10pt" style:font-weight-complex="bold"/>
    </style:style>
    <style:style style:name="T16" style:family="text">
      <style:text-properties fo:color="#000000" style:font-name="Liberation Mono" fo:font-size="10pt" fo:language="fr" fo:country="FR" style:text-underline-style="solid" style:text-underline-width="auto" style:text-underline-color="font-color" fo:font-weight="bold" officeooo:rsid="00277974" style:font-size-asian="10pt" style:font-weight-asian="bold" style:font-name-complex="Arial" style:font-size-complex="10pt" style:font-weight-complex="bold"/>
    </style:style>
    <style:style style:name="T17" style:family="text">
      <style:text-properties fo:color="#000000" style:font-name="Liberation Mono" fo:font-size="10pt" fo:language="fr" fo:country="FR" style:text-underline-style="solid" style:text-underline-width="auto" style:text-underline-color="font-color" fo:font-weight="bold" officeooo:rsid="00279517" style:font-size-asian="10pt" style:font-weight-asian="bold" style:font-name-complex="Arial" style:font-size-complex="10pt" style:font-weight-complex="bold"/>
    </style:style>
    <style:style style:name="T18" style:family="text">
      <style:text-properties fo:color="#000000" style:font-name="Liberation Mono" fo:font-size="10pt" fo:language="fr" fo:country="FR" fo:font-style="italic" style:text-underline-style="none" officeooo:rsid="00380553" style:font-size-asian="10pt" style:font-style-asian="italic" style:font-name-complex="Arial" style:font-size-complex="10pt" style:font-style-complex="italic"/>
    </style:style>
    <style:style style:name="T19" style:family="text">
      <style:text-properties fo:color="#000000" style:font-name="Liberation Mono" fo:font-size="10pt" fo:language="fr" fo:country="FR" fo:font-style="italic" style:text-underline-style="none" officeooo:rsid="003cbf2f" style:font-size-asian="10pt" style:font-style-asian="italic" style:font-name-complex="Arial" style:font-size-complex="10pt" style:font-style-complex="italic"/>
    </style:style>
    <style:style style:name="T20" style:family="text">
      <style:text-properties fo:color="#000000" style:font-name="Liberation Mono" fo:font-size="10pt" fo:language="fr" fo:country="FR" fo:font-style="normal" style:text-underline-style="none" officeooo:rsid="00380553" style:font-size-asian="10pt" style:font-style-asian="normal" style:font-name-complex="Arial" style:font-size-complex="10pt" style:font-style-complex="normal"/>
    </style:style>
    <style:style style:name="T21" style:family="text">
      <style:text-properties fo:color="#000000" style:font-name="Liberation Mono" fo:font-size="10pt" fo:language="fr" fo:country="FR" fo:font-style="normal" style:text-underline-style="none" officeooo:rsid="003ab7f1" style:font-size-asian="10pt" style:font-style-asian="normal" style:font-name-complex="Arial" style:font-size-complex="10pt" style:font-style-complex="normal"/>
    </style:style>
    <style:style style:name="T22" style:family="text">
      <style:text-properties fo:color="#000000" style:font-name="Liberation Mono" fo:font-size="10pt" fo:language="fr" fo:country="FR" fo:font-style="normal" style:text-underline-style="none" officeooo:rsid="003c8a91" style:font-size-asian="10pt" style:font-style-asian="normal" style:font-name-complex="Arial" style:font-size-complex="10pt" style:font-style-complex="normal"/>
    </style:style>
    <style:style style:name="T23" style:family="text">
      <style:text-properties fo:color="#000000" style:font-name="Liberation Mono" fo:font-size="10pt" fo:language="fr" fo:country="FR" fo:font-style="normal" style:text-underline-style="none" officeooo:rsid="003cbf2f" style:font-size-asian="10pt" style:font-style-asian="normal" style:font-name-complex="Arial" style:font-size-complex="10pt" style:font-style-complex="normal"/>
    </style:style>
    <style:style style:name="T24" style:family="text">
      <style:text-properties fo:color="#000000" style:font-name="Liberation Mono" fo:font-size="10pt" fo:language="fr" fo:country="FR" fo:font-style="normal" style:text-underline-style="none" officeooo:rsid="003cc891" style:font-size-asian="10pt" style:font-style-asian="normal" style:font-name-complex="Arial" style:font-size-complex="10pt" style:font-style-complex="normal"/>
    </style:style>
    <style:style style:name="T25" style:family="text">
      <style:text-properties fo:color="#000000" style:font-name="Liberation Mono" fo:font-size="10pt" fo:language="fr" fo:country="FR" fo:font-style="normal" style:text-underline-style="none" officeooo:rsid="003ebde4" style:font-size-asian="10pt" style:font-style-asian="normal" style:font-name-complex="Arial" style:font-size-complex="10pt" style:font-style-complex="normal"/>
    </style:style>
    <style:style style:name="T26" style:family="text">
      <style:text-properties fo:color="#000000" style:font-name="Liberation Mono" fo:font-size="10pt" fo:language="fr" fo:country="FR" fo:font-style="normal" style:text-underline-style="none" officeooo:rsid="0040335b" style:font-size-asian="10pt" style:font-style-asian="normal" style:font-name-complex="Arial" style:font-size-complex="10pt" style:font-style-complex="normal"/>
    </style:style>
    <style:style style:name="T27" style:family="text">
      <style:text-properties fo:color="#000000" style:font-name="Liberation Mono" fo:font-size="10pt" fo:language="fr" fo:country="FR" fo:font-style="normal" style:text-underline-style="none" officeooo:rsid="0040af4d" style:font-size-asian="10pt" style:font-style-asian="normal" style:font-name-complex="Arial" style:font-size-complex="10pt" style:font-style-complex="normal"/>
    </style:style>
    <style:style style:name="T28" style:family="text">
      <style:text-properties fo:color="#000000" style:font-name="Liberation Mono" fo:font-size="10pt" fo:language="fr" fo:country="FR" fo:font-style="normal" style:text-underline-style="none" officeooo:rsid="0041d5e7" style:font-size-asian="10pt" style:font-style-asian="normal" style:font-name-complex="Arial" style:font-size-complex="10pt" style:font-style-complex="normal"/>
    </style:style>
    <style:style style:name="T29" style:family="text">
      <style:text-properties fo:color="#000000" style:font-name="Liberation Mono" fo:font-size="10pt" fo:language="fr" fo:country="FR" fo:font-style="normal" style:text-underline-style="solid" style:text-underline-width="auto" style:text-underline-color="font-color" fo:font-weight="bold" officeooo:rsid="000c385e" style:font-size-asian="10pt" style:font-style-asian="normal" style:font-weight-asian="bold" style:font-name-complex="Arial" style:font-size-complex="10pt" style:font-style-complex="normal" style:font-weight-complex="bold"/>
    </style:style>
    <style:style style:name="T30" style:family="text">
      <style:text-properties fo:color="#000000" style:font-name="Liberation Mono" fo:font-size="10pt" fo:language="fr" fo:country="FR" fo:font-style="normal" style:text-underline-style="solid" style:text-underline-width="auto" style:text-underline-color="font-color" fo:font-weight="bold" officeooo:rsid="00277974" style:font-size-asian="10pt" style:font-style-asian="normal" style:font-weight-asian="bold" style:font-name-complex="Arial" style:font-size-complex="10pt" style:font-style-complex="normal" style:font-weight-complex="bold"/>
    </style:style>
    <style:style style:name="T31" style:family="text">
      <style:text-properties fo:color="#000000" style:font-name="Liberation Mono" fo:font-size="11pt" fo:language="fr" fo:country="FR" style:text-underline-style="none" officeooo:rsid="002dfadc" style:font-size-asian="11pt" style:font-name-complex="Arial" style:font-size-complex="11pt"/>
    </style:style>
    <style:style style:name="T32" style:family="text">
      <style:text-properties fo:color="#000000" style:font-name="Liberation Mono" fo:font-size="11pt" fo:language="fr" fo:country="FR" style:text-underline-style="none" fo:font-weight="bold" officeooo:rsid="002dfadc" style:font-size-asian="11pt" style:font-weight-asian="bold" style:font-name-complex="Arial" style:font-size-complex="11pt" style:font-weight-complex="bold"/>
    </style:style>
    <style:style style:name="T33" style:family="text">
      <style:text-properties fo:color="#000000" style:font-name="Liberation Mono" fo:font-size="11pt" fo:language="fr" fo:country="FR" style:text-underline-style="none" fo:font-weight="bold" officeooo:rsid="002ff407" style:font-size-asian="11pt" style:font-weight-asian="bold" style:font-name-complex="Arial" style:font-size-complex="11pt" style:font-weight-complex="bold"/>
    </style:style>
    <style:style style:name="T34" style:family="text">
      <style:text-properties fo:color="#000000" style:font-name="Liberation Mono" fo:font-size="11pt" fo:language="fr" fo:country="FR" fo:font-style="normal" style:text-underline-style="none" fo:font-weight="bold" officeooo:rsid="002dfadc" style:font-size-asian="11pt" style:font-style-asian="normal" style:font-weight-asian="bold" style:font-name-complex="Arial" style:font-size-complex="11pt" style:font-style-complex="normal" style:font-weight-complex="bold"/>
    </style:style>
    <style:style style:name="T35" style:family="text">
      <style:text-properties style:font-name="Liberation Mono" fo:font-size="10pt" fo:language="fr" fo:country="FR" style:font-size-asian="10pt" style:font-size-complex="10pt"/>
    </style:style>
    <style:style style:name="T36" style:family="text">
      <style:text-properties style:font-name="Liberation Mono" fo:font-size="10pt" fo:language="fr" fo:country="FR" fo:font-weight="bold" style:font-size-asian="10pt" style:font-weight-asian="bold" style:font-size-complex="10pt" style:font-weight-complex="bold"/>
    </style:style>
    <style:style style:name="T37" style:family="text">
      <style:text-properties style:font-name="Liberation Mono" fo:font-size="10pt" fo:language="fr" fo:country="FR" fo:font-weight="bold" officeooo:rsid="00265a99" style:font-size-asian="10pt" style:font-weight-asian="bold" style:font-size-complex="10pt" style:font-weight-complex="bold"/>
    </style:style>
    <style:style style:name="T38" style:family="text">
      <style:text-properties style:font-name="Liberation Mono" fo:font-size="10pt" fo:language="fr" fo:country="FR" fo:font-weight="bold" style:font-size-asian="10pt" style:font-weight-asian="bold" style:font-name-complex="Courier New" style:font-size-complex="10pt"/>
    </style:style>
    <style:style style:name="T39" style:family="text">
      <style:text-properties style:font-name="Liberation Mono" fo:font-size="10pt" fo:language="fr" fo:country="FR" fo:font-weight="normal" officeooo:rsid="00265a99" style:font-size-asian="10pt" style:font-weight-asian="normal" style:font-size-complex="10pt" style:font-weight-complex="normal"/>
    </style:style>
    <style:style style:name="T40" style:family="text">
      <style:text-properties fo:color="#0000ff" style:font-name="Liberation Mono" fo:font-size="10pt" fo:language="fr" fo:country="FR" fo:font-style="italic" fo:font-weight="bold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41" style:family="text">
      <style:text-properties fo:color="#0000ff" style:font-name="Liberation Mono" fo:font-size="10pt" fo:language="fr" fo:country="FR" fo:font-style="italic" fo:font-weight="bold" officeooo:rsid="00265a99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42" style:family="text">
      <style:text-properties fo:color="#0000ff" style:font-name="Liberation Mono" fo:font-size="13pt" fo:language="fr" fo:country="FR" fo:font-style="italic" fo:font-weight="bold" officeooo:rsid="00265a99" style:font-name-asian="Andale Sans UI" style:font-size-asian="13pt" style:language-asian="en" style:country-asian="US" style:font-style-asian="italic" style:font-weight-asian="bold" style:font-name-complex="Tahoma" style:font-size-complex="13pt" style:language-complex="en" style:country-complex="US" style:font-style-complex="italic" style:font-weight-complex="bold"/>
    </style:style>
    <style:style style:name="T43" style:family="text">
      <style:text-properties fo:color="#0066ff" style:font-name="Liberation Mono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4" style:family="text">
      <style:text-properties fo:color="#0066ff" style:font-name="Liberation Mono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T45" style:family="text">
      <style:text-properties fo:color="#0066ff" style:font-name="Liberation Mono" fo:font-size="9pt" fo:language="fr" fo:country="FR" fo:font-style="italic" style:font-size-asian="9pt" style:font-style-asian="italic" style:font-size-complex="9pt"/>
    </style:style>
    <style:style style:name="T46" style:family="text">
      <style:text-properties fo:color="#0066ff" style:font-name="Liberation Mono" fo:font-size="9pt" fo:language="fr" fo:country="FR" fo:font-style="italic" style:font-size-asian="9pt" style:font-style-asian="italic" style:font-size-complex="9pt" style:font-style-complex="italic"/>
    </style:style>
    <style:style style:name="T47" style:family="text">
      <style:text-properties fo:color="#00000a" style:font-name="Liberation Mono" fo:font-size="10pt" fo:language="fr" fo:country="FR" fo:font-style="normal" fo:font-weight="bold" officeooo:rsid="00265a99" style:font-name-asian="Andale Sans UI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Police_20_par_20_défaut"><text:span text:style-name="T42">Rapport de projet.</text:span></text:span><text:span text:style-name="Police_20_par_20_défaut"><text:span text:style-name="T41"> </text:span></text:span></text:p>
      <text:p text:style-name="P2"><text:span text:style-name="Police_20_par_20_défaut"><text:span text:style-name="T40"/></text:span></text:p>
      <text:p text:style-name="P1"><text:span text:style-name="Police_20_par_20_défaut"><text:span text:style-name="T40"/></text:span></text:p>
      <text:p text:style-name="P6"><text:span text:style-name="Police_20_par_20_défaut"><text:span text:style-name="T47">Membres du binôme :</text:span></text:span></text:p>
      <text:p text:style-name="Standard"><text:span text:style-name="Police_20_par_20_défaut"><text:span text:style-name="T35">FONTENEAU Félix<text:tab/><text:tab/><text:tab/><text:tab/>Groupe : <text:s/>3</text:span></text:span></text:p>
      <text:p text:style-name="Standard"><text:span text:style-name="Police_20_par_20_défaut"><text:span text:style-name="T35">FRATI—PERALDI Saveria<text:tab/><text:tab/><text:tab/>Groupe : <text:s/>3</text:span></text:span></text:p>
      <text:p text:style-name="P5"><text:span text:style-name="Police_20_par_20_défaut"><text:span text:style-name="T38"/></text:span></text:p>
      <text:p text:style-name="P6"><text:span text:style-name="Police_20_par_20_défaut"><text:span text:style-name="T37">Intitulé du</text:span></text:span><text:span text:style-name="Police_20_par_20_défaut"><text:span text:style-name="T36"> projet <text:s/>: </text:span></text:span><text:span text:style-name="Police_20_par_20_défaut"><text:span text:style-name="T39">Arbre binaire ordonné.</text:span></text:span></text:p>
      <text:p text:style-name="P15"><text:span text:style-name="Police_20_par_20_défaut"><text:span text:style-name="T13"><text:tab/></text:span></text:span><text:span text:style-name="Police_20_par_20_défaut"><text:span text:style-name="T1">Un arbre binaire ordonn</text:span></text:span><text:span text:style-name="Police_20_par_20_défaut"><text:span text:style-name="T11">é</text:span></text:span><text:span text:style-name="Police_20_par_20_défaut"><text:span text:style-name="T1"> est un arbre binaire muni d’une relation d’ordre qui permet d’ordonner les ́</text:span></text:span><text:span text:style-name="Police_20_par_20_défaut"><text:span text:style-name="T5">éléments</text:span></text:span><text:span text:style-name="Police_20_par_20_défaut"><text:span text:style-name="T1"> de l’arbre selon leur cl</text:span></text:span><text:span text:style-name="Police_20_par_20_défaut"><text:span text:style-name="T2">é</text:span></text:span><text:span text:style-name="Police_20_par_20_défaut"><text:span text:style-name="T1">. </text:span></text:span></text:p>
      <text:p text:style-name="P7"><text:span text:style-name="Police_20_par_20_défaut"><text:span text:style-name="T1">Le projet consist</text:span></text:span><text:span text:style-name="Police_20_par_20_défaut"><text:span text:style-name="T12">e</text:span></text:span><text:span text:style-name="Police_20_par_20_défaut"><text:span text:style-name="T1"> à visualiser graphiquement des arbres binaires ordonn</text:span></text:span><text:span text:style-name="Police_20_par_20_défaut"><text:span text:style-name="T2">é</text:span></text:span><text:span text:style-name="Police_20_par_20_défaut"><text:span text:style-name="T1">s auxquels on applique les </text:span></text:span><text:span text:style-name="Police_20_par_20_défaut"><text:span text:style-name="T5">opérations</text:span></text:span><text:span text:style-name="Police_20_par_20_défaut"><text:span text:style-name="T1"> de base: la recherche, l’ajout et la suppression d’un ́</text:span></text:span><text:span text:style-name="Police_20_par_20_défaut"><text:span text:style-name="T5">élément.</text:span></text:span><text:span text:style-name="Police_20_par_20_défaut"><text:span text:style-name="T1"> </text:span></text:span></text:p>
      <text:p text:style-name="P7"><text:span text:style-name="Police_20_par_20_défaut"><text:span text:style-name="T32"/></text:span></text:p>
      <text:list xml:id="list3163233449628826891" text:style-name="L3">
        <text:list-header>
          <text:p text:style-name="P13"><text:span text:style-name="Police_20_par_20_défaut"><text:span text:style-name="T32">Choix de programmation.</text:span></text:span></text:p>
        </text:list-header>
      </text:list>
      <text:p text:style-name="P9"><text:span text:style-name="Police_20_par_20_défaut"><text:span text:style-name="T1"><text:tab/>Dans le cadre de notre projet, </text:span></text:span><text:span text:style-name="Police_20_par_20_défaut"><text:span text:style-name="T5">nous avons utilisé la</text:span></text:span><text:span text:style-name="Police_20_par_20_défaut"><text:span text:style-name="T2"> PlancheADessin </text:span></text:span><text:span text:style-name="Police_20_par_20_défaut"><text:span text:style-name="T3">(</text:span></text:span><text:a xlink:type="simple" xlink:href="http://users.polytech.unice.fr/~vg/peip2/s3/PlancheADessin/PaD-doc/PaD/PlancheADessin.html" text:style-name="Internet_20_link" text:visited-style-name="Visited_20_Internet_20_Link"><text:span text:style-name="Police_20_par_20_défaut">http://users.polytech.unice.fr/~vg/peip2/s3/PlancheADessin/PaD-doc/PaD/PlancheADessin.html</text:span></text:a><text:span text:style-name="Police_20_par_20_défaut"><text:span text:style-name="T3">) </text:span></text:span><text:span text:style-name="Police_20_par_20_défaut"><text:span text:style-name="T5">au lieu de Swing. M. Granet n’y a vu aucun inconvénient puisqu’il s’agit d’</text:span></text:span><text:span text:style-name="Police_20_par_20_défaut"><text:span text:style-name="T1">une interface graphique </text:span></text:span><text:span text:style-name="Police_20_par_20_défaut"><text:span text:style-name="T3">étudiée</text:span></text:span><text:span text:style-name="Police_20_par_20_défaut"><text:span text:style-name="T1"> <text:s/></text:span></text:span><text:span text:style-name="Police_20_par_20_défaut"><text:span text:style-name="T3">en TD </text:span></text:span><text:span text:style-name="Police_20_par_20_défaut"><text:span text:style-name="T7">au </text:span></text:span><text:span text:style-name="Police_20_par_20_défaut"><text:span text:style-name="T1"><text:s/>début d’année. </text:span></text:span></text:p>
      <text:p text:style-name="P8"><text:span text:style-name="Police_20_par_20_défaut"><text:span text:style-name="T8">Côté</text:span></text:span><text:span text:style-name="Police_20_par_20_défaut"><text:span text:style-name="T5"> programmation, elle est orientée objet en ce qui concerne la construction des arbres. En effet, n</text:span></text:span><text:span text:style-name="Police_20_par_20_défaut"><text:span text:style-name="T1">ous avons compartimenté le code en divers objets fondamentaux sous forme de classes telles que </text:span></text:span><text:span text:style-name="Police_20_par_20_défaut"><text:span text:style-name="T15">ArbreBinaire</text:span></text:span><text:span text:style-name="Police_20_par_20_défaut"><text:span text:style-name="T1">, </text:span></text:span><text:span text:style-name="Police_20_par_20_défaut"><text:span text:style-name="T15">ArbreBinaireOrdonne</text:span></text:span><text:span text:style-name="Police_20_par_20_défaut"><text:span text:style-name="T1">, </text:span></text:span><text:span text:style-name="Police_20_par_20_défaut"><text:span text:style-name="T15">ArbreBinaireDessine</text:span></text:span><text:span text:style-name="Police_20_par_20_défaut"><text:span text:style-name="T13"> </text:span></text:span><text:span text:style-name="Police_20_par_20_défaut"><text:span text:style-name="T14">et</text:span></text:span><text:span text:style-name="Police_20_par_20_défaut"><text:span text:style-name="T1"> </text:span></text:span><text:span text:style-name="Police_20_par_20_défaut"><text:span text:style-name="T16">Ele</text:span></text:span><text:span text:style-name="Police_20_par_20_défaut"><text:span text:style-name="T15">ment</text:span></text:span><text:span text:style-name="Police_20_par_20_défaut"><text:span text:style-name="T13">.</text:span></text:span><text:span text:style-name="Police_20_par_20_défaut"><text:span text:style-name="T1"> </text:span></text:span><text:span text:style-name="Police_20_par_20_défaut"><text:span text:style-name="T5">Nous n’avons pas omis les </text:span></text:span><text:span text:style-name="Police_20_par_20_défaut"><text:span text:style-name="T1"><text:s/>classes </text:span></text:span><text:span text:style-name="Police_20_par_20_défaut"><text:span text:style-name="T3">E</text:span></text:span><text:span text:style-name="Police_20_par_20_défaut"><text:span text:style-name="T1">xception </text:span></text:span><text:span text:style-name="Police_20_par_20_défaut"><text:span text:style-name="T5">liées</text:span></text:span><text:span text:style-name="Police_20_par_20_défaut"><text:span text:style-name="T1"> </text:span></text:span><text:span text:style-name="Police_20_par_20_défaut"><text:span text:style-name="T15">Noeud</text:span></text:span><text:span text:style-name="Police_20_par_20_défaut"><text:span text:style-name="T16">Pr</text:span></text:span><text:span text:style-name="Police_20_par_20_défaut"><text:span text:style-name="T15">inci</text:span></text:span><text:span text:style-name="Police_20_par_20_défaut"><text:span text:style-name="T16">p</text:span></text:span><text:span text:style-name="Police_20_par_20_défaut"><text:span text:style-name="T15">alExc</text:span></text:span><text:span text:style-name="Police_20_par_20_défaut"><text:span text:style-name="T16">ep</text:span></text:span><text:span text:style-name="Police_20_par_20_défaut"><text:span text:style-name="T15">tion</text:span></text:span><text:span text:style-name="Police_20_par_20_défaut"><text:span text:style-name="T1">, </text:span></text:span><text:span text:style-name="Police_20_par_20_défaut"><text:span text:style-name="T16">E</text:span></text:span><text:span text:style-name="Police_20_par_20_défaut"><text:span text:style-name="T29">lement</text:span></text:span><text:span text:style-name="Police_20_par_20_défaut"><text:span text:style-name="T30">DejaE</text:span></text:span><text:span text:style-name="Police_20_par_20_défaut"><text:span text:style-name="T29">xistant</text:span></text:span><text:span text:style-name="Police_20_par_20_défaut"><text:span text:style-name="T30">Excepti</text:span></text:span><text:span text:style-name="Police_20_par_20_défaut"><text:span text:style-name="T29">on</text:span></text:span><text:span text:style-name="Police_20_par_20_défaut"><text:span text:style-name="T1">, </text:span></text:span><text:span text:style-name="Police_20_par_20_défaut"><text:span text:style-name="T17">C</text:span></text:span><text:span text:style-name="Police_20_par_20_défaut"><text:span text:style-name="T15">le</text:span></text:span><text:span text:style-name="Police_20_par_20_défaut"><text:span text:style-name="T17">N</text:span></text:span><text:span text:style-name="Police_20_par_20_défaut"><text:span text:style-name="T15">on</text:span></text:span><text:span text:style-name="Police_20_par_20_défaut"><text:span text:style-name="T17">T</text:span></text:span><text:span text:style-name="Police_20_par_20_défaut"><text:span text:style-name="T15">r</text:span></text:span><text:span text:style-name="Police_20_par_20_défaut"><text:span text:style-name="T17">ouveeExcep</text:span></text:span><text:span text:style-name="Police_20_par_20_défaut"><text:span text:style-name="T15">tion</text:span></text:span><text:span text:style-name="Police_20_par_20_défaut"><text:span text:style-name="T1">, </text:span></text:span><text:span text:style-name="Police_20_par_20_défaut"><text:span text:style-name="T15">A</text:span></text:span><text:span text:style-name="Police_20_par_20_défaut"><text:span text:style-name="T17">rbreVideE</text:span></text:span><text:span text:style-name="Police_20_par_20_défaut"><text:span text:style-name="T15">xception</text:span></text:span><text:span text:style-name="Police_20_par_20_défaut"><text:span text:style-name="T1">. </text:span></text:span></text:p>
      <text:p text:style-name="P10"><text:span text:style-name="Police_20_par_20_défaut"><text:span text:style-name="T6">Concernant </text:span></text:span><text:span text:style-name="Police_20_par_20_défaut"><text:span text:style-name="T8">la gestion des </text:span></text:span><text:span text:style-name="Police_20_par_20_défaut"><text:span text:style-name="T9">interactions</text:span></text:span><text:span text:style-name="Police_20_par_20_défaut"><text:span text:style-name="T8"> avec l’utilisateur</text:span></text:span><text:span text:style-name="Police_20_par_20_défaut"><text:span text:style-name="T6">, l’application </text:span></text:span><text:span text:style-name="Police_20_par_20_défaut"><text:span text:style-name="T8">est</text:span></text:span><text:span text:style-name="Police_20_par_20_défaut"><text:span text:style-name="T6"> programmé</text:span></text:span><text:span text:style-name="Police_20_par_20_défaut"><text:span text:style-name="T8">e</text:span></text:span><text:span text:style-name="Police_20_par_20_défaut"><text:span text:style-name="T6"> en impératif </text:span></text:span><text:span text:style-name="Police_20_par_20_défaut"><text:span text:style-name="T8">avec une méthode statique</text:span></text:span><text:span text:style-name="Police_20_par_20_défaut"><text:span text:style-name="T6">. </text:span></text:span></text:p>
      <text:p text:style-name="P10"><text:span text:style-name="Police_20_par_20_défaut"><text:span text:style-name="T31"/></text:span></text:p>
      <text:list xml:id="list122351324607359" text:continue-numbering="true" text:style-name="L3">
        <text:list-header>
          <text:p text:style-name="P13"><text:span text:style-name="Police_20_par_20_défaut"><text:span text:style-name="T33">F</text:span></text:span><text:span text:style-name="Police_20_par_20_défaut"><text:span text:style-name="T32">onctionnement du programme.</text:span></text:span></text:p>
        </text:list-header>
      </text:list>
      <text:p text:style-name="P11"><text:span text:style-name="Police_20_par_20_défaut"><text:span text:style-name="T4"><text:tab/></text:span></text:span><text:span text:style-name="Police_20_par_20_défaut"><text:span text:style-name="T9">L’</text:span></text:span><text:span text:style-name="Police_20_par_20_défaut"><text:span text:style-name="T10">utilisateur compile </text:span></text:span><text:span text:style-name="Police_20_par_20_défaut"><text:span text:style-name="T11">le fichier </text:span></text:span><text:span text:style-name="Police_20_par_20_défaut"><text:span text:style-name="T18">Main.java</text:span></text:span><text:span text:style-name="Police_20_par_20_défaut"><text:span text:style-name="T20">, il l’exécute puis le terminal ouvre une nouvelle Planche à dessin sur laquelle est dessiné un arbre binaire ordonné comprenant </text:span></text:span><text:span text:style-name="Police_20_par_20_défaut"><text:span text:style-name="T21">des éléments </text:span></text:span><text:span text:style-name="Police_20_par_20_défaut"><text:span text:style-name="T20">par défaut. </text:span></text:span></text:p>
      <text:p text:style-name="P17"><text:span text:style-name="Police_20_par_20_défaut"><text:span text:style-name="T21">Le terminal </text:span></text:span><text:span text:style-name="Police_20_par_20_défaut"><text:span text:style-name="T22">accueille</text:span></text:span><text:span text:style-name="Police_20_par_20_défaut"><text:span text:style-name="T21"> l’utilisateur et lui récapitule les quatre actions qu’il est en mesure d’effectuer sur cet arbre, à savoir : </text:span></text:span><text:span text:style-name="Police_20_par_20_défaut"><text:span text:style-name="T23">« a » </text:span></text:span><text:span text:style-name="Police_20_par_20_défaut"><text:span text:style-name="T21">pour ajouter un élément, </text:span></text:span><text:span text:style-name="Police_20_par_20_défaut"><text:span text:style-name="T23">« s » </text:span></text:span><text:span text:style-name="Police_20_par_20_défaut"><text:span text:style-name="T21">pour en supprimer un, </text:span></text:span><text:span text:style-name="Police_20_par_20_défaut"><text:span text:style-name="T23">« r » </text:span></text:span><text:span text:style-name="Police_20_par_20_défaut"><text:span text:style-name="T21">pour en rechercher un, </text:span></text:span><text:span text:style-name="Police_20_par_20_défaut"><text:span text:style-name="T23">« n »</text:span></text:span><text:span text:style-name="Police_20_par_20_défaut"><text:span text:style-name="T21"> pour </text:span></text:span><text:span text:style-name="Police_20_par_20_défaut"><text:span text:style-name="T23">faire un nouvel arbre, </text:span></text:span><text:span text:style-name="Police_20_par_20_défaut"><text:span text:style-name="T21">et enfin </text:span></text:span><text:span text:style-name="Police_20_par_20_défaut"><text:span text:style-name="T23">« stop »</text:span></text:span><text:span text:style-name="Police_20_par_20_défaut"><text:span text:style-name="T21"> pour quitter l’application. </text:span></text:span></text:p>
      <text:p text:style-name="P16"><text:span text:style-name="Police_20_par_20_défaut"><text:span text:style-name="T21"/></text:span></text:p>
      <text:p text:style-name="P17"><text:span text:style-name="Police_20_par_20_défaut"><text:span text:style-name="T23">Si l’utilisateur choisit :</text:span></text:span></text:p>
      <text:p text:style-name="P17"><text:span text:style-name="Police_20_par_20_défaut"><text:span text:style-name="T23"><text:tab/>¤ « a » : Le terminal lui demande de préciser l’élément qu’il souhaite ajouter sous la forme </text:span></text:span><text:span text:style-name="Police_20_par_20_défaut"><text:span text:style-name="T19">int, string</text:span></text:span><text:span text:style-name="Police_20_par_20_défaut"><text:span text:style-name="T23">. </text:span></text:span></text:p>
      <text:p text:style-name="P18"><text:span text:style-name="Police_20_par_20_défaut"><text:span text:style-name="T23"><text:tab/>¤ « s » : Le terminal lui demande de préciser l’élément (appartenant à l’arbre) qu’il souhaite supprimer sous la forme </text:span></text:span><text:span text:style-name="Police_20_par_20_défaut"><text:span text:style-name="T19">int.</text:span></text:span><text:span text:style-name="Police_20_par_20_défaut"><text:span text:style-name="T23"> Le cas échéant, le terminal informera que l’élément entré n’appartient pas à l’arbre, et </text:span></text:span><text:span text:style-name="Police_20_par_20_défaut"><text:span text:style-name="T24">il peut réitérer sa demande.</text:span></text:span><text:span text:style-name="Police_20_par_20_défaut"><text:span text:style-name="T23"> </text:span></text:span></text:p>
      <text:p text:style-name="P17"><text:soft-page-break/><text:span text:style-name="Police_20_par_20_défaut"><text:span text:style-name="T23"><text:tab/>¤ « r » : </text:span></text:span><text:span text:style-name="Police_20_par_20_défaut"><text:span text:style-name="T24">L</text:span></text:span><text:span text:style-name="Police_20_par_20_défaut"><text:span text:style-name="T23">e terminal lui demande de </text:span></text:span><text:span text:style-name="Police_20_par_20_défaut"><text:span text:style-name="T24">préciser</text:span></text:span><text:span text:style-name="Police_20_par_20_défaut"><text:span text:style-name="T23"> l’élément qu’il souhaite </text:span></text:span><text:span text:style-name="Police_20_par_20_défaut"><text:span text:style-name="T24">recherch</text:span></text:span><text:span text:style-name="Police_20_par_20_défaut"><text:span text:style-name="T23">er </text:span></text:span><text:span text:style-name="Police_20_par_20_défaut"><text:span text:style-name="T24">dans l’arbre </text:span></text:span><text:span text:style-name="Police_20_par_20_défaut"><text:span text:style-name="T23">sous la forme </text:span></text:span><text:span text:style-name="Police_20_par_20_défaut"><text:span text:style-name="T19">int</text:span></text:span><text:span text:style-name="Police_20_par_20_défaut"><text:span text:style-name="T23">. </text:span></text:span><text:span text:style-name="Police_20_par_20_défaut"><text:span text:style-name="T24">Si l’élément n’est pas présent, alors l’utilisateur en sera informé dans le terminal.</text:span></text:span></text:p>
      <text:p text:style-name="P19"><text:span text:style-name="Police_20_par_20_défaut"><text:span text:style-name="T23"><text:tab/>¤ « n » : </text:span></text:span><text:span text:style-name="Police_20_par_20_défaut"><text:span text:style-name="T25">L</text:span></text:span><text:span text:style-name="Police_20_par_20_défaut"><text:span text:style-name="T23">e terminal lui demande de préciser l’élément qui constituera le premier nœud du nouvel arbre sous la forme </text:span></text:span><text:span text:style-name="Police_20_par_20_défaut"><text:span text:style-name="T19">int, string</text:span></text:span><text:span text:style-name="Police_20_par_20_défaut"><text:span text:style-name="T23">. </text:span></text:span></text:p>
      <text:p text:style-name="P18"><text:span text:style-name="Police_20_par_20_défaut"><text:span text:style-name="T23"><text:tab/>¤ « </text:span></text:span><text:span text:style-name="Police_20_par_20_défaut"><text:span text:style-name="T26">stop</text:span></text:span><text:span text:style-name="Police_20_par_20_défaut"><text:span text:style-name="T23"> » : </text:span></text:span><text:span text:style-name="Police_20_par_20_défaut"><text:span text:style-name="T26">L’application se ferme et la planche à dessin disparaît.</text:span></text:span></text:p>
      <text:p text:style-name="P17"><text:span text:style-name="Police_20_par_20_défaut"><text:span text:style-name="T23"/></text:span></text:p>
      <text:p text:style-name="P20"><text:span text:style-name="Police_20_par_20_défaut"><text:span text:style-name="T27">Les entrées </text:span></text:span><text:span text:style-name="Police_20_par_20_défaut"><text:span text:style-name="T23">« a », « </text:span></text:span><text:span text:style-name="Police_20_par_20_défaut"><text:span text:style-name="T27">s</text:span></text:span><text:span text:style-name="Police_20_par_20_défaut"><text:span text:style-name="T23"> » </text:span></text:span><text:span text:style-name="Police_20_par_20_défaut"><text:span text:style-name="T27">et </text:span></text:span><text:span text:style-name="Police_20_par_20_défaut"><text:span text:style-name="T23">« </text:span></text:span><text:span text:style-name="Police_20_par_20_défaut"><text:span text:style-name="T27">n</text:span></text:span><text:span text:style-name="Police_20_par_20_défaut"><text:span text:style-name="T23"> »</text:span></text:span><text:span text:style-name="Police_20_par_20_défaut"><text:span text:style-name="T27"> provoquent un changement </text:span></text:span><text:span text:style-name="Police_20_par_20_défaut"><text:span text:style-name="T26">automatique de </text:span></text:span><text:span text:style-name="Police_20_par_20_défaut"><text:span text:style-name="T27">la </text:span></text:span><text:span text:style-name="Police_20_par_20_défaut"><text:span text:style-name="T26">forme </text:span></text:span><text:span text:style-name="Police_20_par_20_défaut"><text:span text:style-name="T27">de l’arbre</text:span></text:span><text:span text:style-name="Police_20_par_20_défaut"><text:span text:style-name="T28">, tout en conservant l’arbre ordonné.</text:span></text:span></text:p>
      <text:p text:style-name="P16"><text:span text:style-name="Police_20_par_20_défaut"><text:span text:style-name="T21"/></text:span></text:p>
      <text:p text:style-name="P16"><text:span text:style-name="Police_20_par_20_défaut"><text:span text:style-name="T21"/></text:span></text:p>
      <text:list xml:id="list122352313124710" text:continue-numbering="true" text:style-name="L3">
        <text:list-header>
          <text:p text:style-name="P12"><text:span text:style-name="Police_20_par_20_défaut"><text:span text:style-name="T34">Les algorithmes.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>
        <style:tab-stops>
          <style:tab-stop style:position="1.245cm"/>
        </style:tab-stops>
      </style:paragraph-properties>
      <style:text-properties fo:color="#00000a" style:font-name="Liberation Mono1" fo:font-family="'Liberation Mono'" style:font-style-name="Normal" style:font-family-generic="modern" style:font-pitch="fixed" fo:font-size="11pt" style:font-name-asian="Andale Sans UI" style:font-family-asian="'Andale Sans UI'" style:font-family-generic-asian="system" style:font-pitch-asian="variable" style:language-asian="en" style:country-asian="US" style:font-name-complex="Tahoma" style:font-family-complex="Tahoma" style:font-family-generic-complex="swiss" style:font-pitch-complex="variable" style:language-complex="en" style:country-complex="U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orphans="0" fo:widows="0" fo:hyphenation-ladder-count="no-limit"/>
      <style:text-properties style:font-name="Liberation Serif" fo:font-family="'Liberation Serif'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>
          <style:tab-stop style:position="-0.025cm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Arial" fo:font-family="Arial" style:font-family-generic="swiss" style:font-pitch="variable" fo:font-weight="bold" style:font-name-asian="Andale Sans UI" style:font-family-asian="'Andale Sans UI'" style:font-family-generic-asian="system" style:font-pitch-asian="variable" style:font-weight-asian="bold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MP2" style:family="paragraph" style:parent-style-name="Standard">
      <style:text-properties officeooo:paragraph-rsid="002630f7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0066ff" style:font-name="Liberation Mono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2" style:family="text">
      <style:text-properties fo:color="#0066ff" style:font-name="Liberation Mono" fo:font-size="9pt" fo:language="fr" fo:country="FR" fo:font-style="italic" style:font-size-asian="9pt" style:font-style-asian="italic" style:font-size-complex="9pt" style:font-style-complex="italic"/>
    </style:style>
    <style:style style:name="MT3" style:family="text">
      <style:text-properties fo:color="#0066ff" style:font-name="Liberation Mono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MT4" style:family="text">
      <style:text-properties fo:color="#0066ff" style:font-name="Liberation Mono" fo:font-size="9pt" fo:language="fr" fo:country="FR" fo:font-style="italic" style:font-size-asian="9pt" style:font-style-asian="italic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Polytech Nice-Sophia</text:span></text:span><text:span text:style-name="Police_20_par_20_défaut"><text:span text:style-name="MT2"> <text:s text:c="13"/></text:span></text:span><text:span text:style-name="Police_20_par_20_défaut"><text:span text:style-name="MT1"><text:s text:c="18"/></text:span></text:span><text:span text:style-name="Police_20_par_20_défaut"><text:span text:style-name="MT3">Algorithmique et structure de données</text:span></text:span></text:p>
        <text:p text:style-name="MP2"><text:span text:style-name="Police_20_par_20_défaut"><text:span text:style-name="MT4">2017-2018 <text:s text:c="14"/></text:span></text:span></text:p>
      </style:header>
      <style:footer>
        <text:p text:style-name="MP3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c</meta:initial-creator>
    <meta:creation-date>2018-05-24T10:07:00Z</meta:creation-date>
    <dc:date>2018-05-29T12:21:30.918456391</dc:date>
    <meta:print-date>2018-04-15T08:15:00Z</meta:print-date>
    <meta:editing-cycles>56</meta:editing-cycles>
    <meta:editing-duration>PT1H46M59S</meta:editing-duration>
    <meta:document-statistic meta:table-count="0" meta:image-count="0" meta:object-count="0" meta:page-count="2" meta:paragraph-count="25" meta:word-count="440" meta:character-count="2884" meta:non-whitespace-character-count="23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rapport-projet-adw(1).odt/Normal.dotm"/>
  </office:meta>
</office:document-meta>
</file>